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Auto (select correct)" table:style-name="ta1">
        <table:table-row>
          <table:table-cell office:value-type="string">
            <text:p>ok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  <table:table-cell office:value-type="string">
            <text:p>matched_id</text:p>
          </table:table-cell>
          <table:table-cell office:value-type="string">
            <text:p>matched_type</text:p>
          </table:table-cell>
          <table:table-cell office:value-type="string">
            <text:p>matched_name</text:p>
          </table:table-cell>
          <table:table-cell office:value-type="string">
            <text:p>matched_winery_name</text:p>
          </table:table-cell>
          <table:table-cell office:value-type="string">
            <text:p>score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Weissburgunder Verus</text:p>
          </table:table-cell>
          <table:table-cell office:value-type="string">
            <text:p>Ritt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zzcd9b9t726r2aketk</text:p>
          </table:table-cell>
          <table:table-cell office:value-type="string">
            <text:p>WHITE</text:p>
          </table:table-cell>
          <table:table-cell office:value-type="string">
            <text:p>Weissburgunder Verus</text:p>
          </table:table-cell>
          <table:table-cell office:value-type="string">
            <text:p>Ritterhof</text:p>
          </table:table-cell>
          <table:table-cell office:value-type="float" office:value="43.503426">
            <text:p>43.50342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Pinot Grigio Unterebner</text:p>
          </table:table-cell>
          <table:table-cell office:value-type="string">
            <text:p>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950">
            <text:p>49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5g76922shspm60e7</text:p>
          </table:table-cell>
          <table:table-cell office:value-type="string">
            <text:p>WHITE</text:p>
          </table:table-cell>
          <table:table-cell office:value-type="string">
            <text:p>Pinot Grigio Unterebner</text:p>
          </table:table-cell>
          <table:table-cell office:value-type="string">
            <text:p>Tramin</text:p>
          </table:table-cell>
          <table:table-cell office:value-type="float" office:value="47.115456">
            <text:p>47.11545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Chardonnay Cardellino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2g2560ph7dkwcsmw</text:p>
          </table:table-cell>
          <table:table-cell office:value-type="string">
            <text:p>WHITE</text:p>
          </table:table-cell>
          <table:table-cell office:value-type="string">
            <text:p>Chardonnay Cardellino</text:p>
          </table:table-cell>
          <table:table-cell office:value-type="string">
            <text:p>Elena Walch</text:p>
          </table:table-cell>
          <table:table-cell office:value-type="float" office:value="54.35859">
            <text:p>54.35859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Sauvignon Quintessenz</text:p>
          </table:table-cell>
          <table:table-cell office:value-type="string">
            <text:p>Kellerei Kalter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350">
            <text:p>43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havqcdwjssnx99276</text:p>
          </table:table-cell>
          <table:table-cell office:value-type="string">
            <text:p>WHITE</text:p>
          </table:table-cell>
          <table:table-cell office:value-type="string">
            <text:p>Quintessenz Sauvignon</text:p>
          </table:table-cell>
          <table:table-cell office:value-type="string">
            <text:p>Kellerei Kaltern</text:p>
          </table:table-cell>
          <table:table-cell office:value-type="float" office:value="45.30475">
            <text:p>45.3047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Sauvignon Indrä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200">
            <text:p>32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m22e7vn28fr3hqk00q</text:p>
          </table:table-cell>
          <table:table-cell office:value-type="string">
            <text:p>WHITE</text:p>
          </table:table-cell>
          <table:table-cell office:value-type="string">
            <text:p>Indra Sauvignon</text:p>
          </table:table-cell>
          <table:table-cell office:value-type="string">
            <text:p>Girlan</text:p>
          </table:table-cell>
          <table:table-cell office:value-type="float" office:value="41.329597">
            <text:p>41.32959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Gewürztraminer Nussbaumer </text:p>
          </table:table-cell>
          <table:table-cell office:value-type="string">
            <text:p>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150">
            <text:p>51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wvqvqhjhsn8v8t7z</text:p>
          </table:table-cell>
          <table:table-cell office:value-type="string">
            <text:p>WHITE</text:p>
          </table:table-cell>
          <table:table-cell office:value-type="string">
            <text:p>Gewürztraminer Nussbaumer</text:p>
          </table:table-cell>
          <table:table-cell office:value-type="string">
            <text:p>Tramin</text:p>
          </table:table-cell>
          <table:table-cell office:value-type="float" office:value="43.75132">
            <text:p>43.75132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Gewürztraminer Nussbaumer </text:p>
          </table:table-cell>
          <table:table-cell office:value-type="string">
            <text:p>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150">
            <text:p>51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wvqvqhjhsn8v8t7z</text:p>
          </table:table-cell>
          <table:table-cell office:value-type="string">
            <text:p>WHITE</text:p>
          </table:table-cell>
          <table:table-cell office:value-type="string">
            <text:p>Gewürztraminer Nussbaumer</text:p>
          </table:table-cell>
          <table:table-cell office:value-type="string">
            <text:p>Tramin</text:p>
          </table:table-cell>
          <table:table-cell office:value-type="float" office:value="43.75132">
            <text:p>43.75132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 Müller-Thurgau</text:p>
          </table:table-cell>
          <table:table-cell office:value-type="string">
            <text:p>Strass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800">
            <text:p>28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xhwpxykfm1s1e6fee0</text:p>
          </table:table-cell>
          <table:table-cell office:value-type="string">
            <text:p>WHITE</text:p>
          </table:table-cell>
          <table:table-cell office:value-type="string">
            <text:p>Müller Thurgau</text:p>
          </table:table-cell>
          <table:table-cell office:value-type="string">
            <text:p>Strasserhof</text:p>
          </table:table-cell>
          <table:table-cell office:value-type="float" office:value="43.323494">
            <text:p>43.32349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 Sylvaner</text:p>
          </table:table-cell>
          <table:table-cell office:value-type="string">
            <text:p>Pach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wzfm3vjryzbpj6dfgg</text:p>
          </table:table-cell>
          <table:table-cell office:value-type="string">
            <text:p>WHITE</text:p>
          </table:table-cell>
          <table:table-cell office:value-type="string">
            <text:p>Sylvaner</text:p>
          </table:table-cell>
          <table:table-cell office:value-type="string">
            <text:p>Pacherhof</text:p>
          </table:table-cell>
          <table:table-cell office:value-type="float" office:value="37.7638">
            <text:p>37.763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 Vintage Tunina </text:p>
          </table:table-cell>
          <table:table-cell office:value-type="string">
            <text:p>Jermann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37vfbvx938w74edx3</text:p>
          </table:table-cell>
          <table:table-cell office:value-type="string">
            <text:p>WHITE</text:p>
          </table:table-cell>
          <table:table-cell office:value-type="string">
            <text:p>Vintage Tunina</text:p>
          </table:table-cell>
          <table:table-cell office:value-type="string">
            <text:p>Jermann</text:p>
          </table:table-cell>
          <table:table-cell office:value-type="float" office:value="37.29">
            <text:p>37.29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 Sauvignon Indra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5500">
            <text:p>5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m22e7vn28fr3hqk00q</text:p>
          </table:table-cell>
          <table:table-cell office:value-type="string">
            <text:p>WHITE</text:p>
          </table:table-cell>
          <table:table-cell office:value-type="string">
            <text:p>Indra Sauvignon</text:p>
          </table:table-cell>
          <table:table-cell office:value-type="string">
            <text:p>Girlan</text:p>
          </table:table-cell>
          <table:table-cell office:value-type="float" office:value="41.329597">
            <text:p>41.32959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 La Rose de Manincor bio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8300">
            <text:p>83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51hdtk6xz0xbmwk3</text:p>
          </table:table-cell>
          <table:table-cell office:value-type="string">
            <text:p>ROSE</text:p>
          </table:table-cell>
          <table:table-cell office:value-type="string">
            <text:p>La Rosé de Manincor Bio</text:p>
          </table:table-cell>
          <table:table-cell office:value-type="string">
            <text:p>Manincor</text:p>
          </table:table-cell>
          <table:table-cell office:value-type="float" office:value="50.294556">
            <text:p>50.29455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erlot Levad</text:p>
          </table:table-cell>
          <table:table-cell office:value-type="string">
            <text:p>Nals&amp;Margrei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750">
            <text:p>375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bqsw4vswax6agr8k</text:p>
          </table:table-cell>
          <table:table-cell office:value-type="string">
            <text:p>RED</text:p>
          </table:table-cell>
          <table:table-cell office:value-type="string">
            <text:p>Merlot Levad</text:p>
          </table:table-cell>
          <table:table-cell office:value-type="string">
            <text:p>Nals Margreid</text:p>
          </table:table-cell>
          <table:table-cell office:value-type="float" office:value="58.735413">
            <text:p>58.73541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agrein Latus</text:p>
          </table:table-cell>
          <table:table-cell office:value-type="string">
            <text:p>Ritt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850">
            <text:p>385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enm0qeabedjntprmdb</text:p>
          </table:table-cell>
          <table:table-cell office:value-type="string">
            <text:p>RED</text:p>
          </table:table-cell>
          <table:table-cell office:value-type="string">
            <text:p>Lagrein Latus</text:p>
          </table:table-cell>
          <table:table-cell office:value-type="string">
            <text:p>Ritterhof</text:p>
          </table:table-cell>
          <table:table-cell office:value-type="float" office:value="48.128445">
            <text:p>48.12844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agrein Urban</text:p>
          </table:table-cell>
          <table:table-cell office:value-type="string">
            <text:p>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300">
            <text:p>53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rq93vcgsk0djx26j</text:p>
          </table:table-cell>
          <table:table-cell office:value-type="string">
            <text:p>RED</text:p>
          </table:table-cell>
          <table:table-cell office:value-type="string">
            <text:p>Lagrein Urban</text:p>
          </table:table-cell>
          <table:table-cell office:value-type="string">
            <text:p>Tramin</text:p>
          </table:table-cell>
          <table:table-cell office:value-type="float" office:value="45.866497">
            <text:p>45.86649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 Barolo</text:p>
          </table:table-cell>
          <table:table-cell office:value-type="string">
            <text:p>Massol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400">
            <text:p>5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g1y065j77e42zysr9d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Massolino</text:p>
          </table:table-cell>
          <table:table-cell office:value-type="float" office:value="37.396244">
            <text:p>37.39624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 Praeclarus brut</text:p>
          </table:table-cell>
          <table:table-cell office:value-type="string">
            <text:p>Kelleri St. Pau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r2k2v46esnz05v97v3j</text:p>
          </table:table-cell>
          <table:table-cell office:value-type="string">
            <text:p>SPARKLING</text:p>
          </table:table-cell>
          <table:table-cell office:value-type="string">
            <text:p>Praeclarus Noblesse</text:p>
          </table:table-cell>
          <table:table-cell office:value-type="string">
            <text:p>Kellerei St. Pauls</text:p>
          </table:table-cell>
          <table:table-cell office:value-type="float" office:value="42.476612">
            <text:p>42.47661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 Haderburg Pas Dosè Millesimato</text:p>
          </table:table-cell>
          <table:table-cell office:value-type="string">
            <text:p>Sektkellerei Haderburg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5700">
            <text:p>57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tcrj6dy2n3hdvwpne</text:p>
          </table:table-cell>
          <table:table-cell office:value-type="string">
            <text:p>SPARKLING</text:p>
          </table:table-cell>
          <table:table-cell office:value-type="string">
            <text:p>Metodo Classico Millesimato Pas Dosé</text:p>
          </table:table-cell>
          <table:table-cell office:value-type="string">
            <text:p>Haderburg</text:p>
          </table:table-cell>
          <table:table-cell office:value-type="float" office:value="40.60443">
            <text:p>40.6044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 Athesis Brut Rosè </text:p>
          </table:table-cell>
          <table:table-cell office:value-type="string">
            <text:p>Sektkellerei Kettmei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rfbn28p1fvmrjz72h</text:p>
          </table:table-cell>
          <table:table-cell office:value-type="string">
            <text:p>ROSE_SPARKLING</text:p>
          </table:table-cell>
          <table:table-cell office:value-type="string">
            <text:p>Metodo Classico Rosé Athesis Brut</text:p>
          </table:table-cell>
          <table:table-cell office:value-type="string">
            <text:p>Kettmeir</text:p>
          </table:table-cell>
          <table:table-cell office:value-type="float" office:value="36.97089">
            <text:p>36.9708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 Ferrari Maximum Blanc de Blanc Brut 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200">
            <text:p>52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qdvpxqpdw0e50xhq</text:p>
          </table:table-cell>
          <table:table-cell office:value-type="string">
            <text:p>SPARKLING</text:p>
          </table:table-cell>
          <table:table-cell office:value-type="string">
            <text:p>Metodo Classico Blanc de Blancs Maximum Brut</text:p>
          </table:table-cell>
          <table:table-cell office:value-type="string">
            <text:p>Ferrari</text:p>
          </table:table-cell>
          <table:table-cell office:value-type="float" office:value="39.297577">
            <text:p>39.29757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 Corvezzo Rosè Family Collection Millesimato</text:p>
          </table:table-cell>
          <table:table-cell office:value-type="string">
            <text:p>Corvezz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400">
            <text:p>24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vd8jhy07f5k3yset57</text:p>
          </table:table-cell>
          <table:table-cell office:value-type="string">
            <text:p>SPARKLING</text:p>
          </table:table-cell>
          <table:table-cell office:value-type="string">
            <text:p>Family Collection Organic Prosecco Millesimato</text:p>
          </table:table-cell>
          <table:table-cell office:value-type="string">
            <text:p>Corvezzo</text:p>
          </table:table-cell>
          <table:table-cell office:value-type="float" office:value="39.653393">
            <text:p>39.65339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 Franciacorta Curvee Prestige Blanc de Blanc Extra brut</text:p>
          </table:table-cell>
          <table:table-cell office:value-type="string">
            <text:p>Ca' del Bos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950">
            <text:p>59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jdzyhhd282hpn8v7</text:p>
          </table:table-cell>
          <table:table-cell office:value-type="string">
            <text:p>SPARKLING</text:p>
          </table:table-cell>
          <table:table-cell office:value-type="string">
            <text:p>Franciacorta Cuvée Prestige Edizione 45 Extra Brut</text:p>
          </table:table-cell>
          <table:table-cell office:value-type="string">
            <text:p>Ca' del Bosco</text:p>
          </table:table-cell>
          <table:table-cell office:value-type="float" office:value="42.49623">
            <text:p>42.4962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 Franciacorta Rose</text:p>
          </table:table-cell>
          <table:table-cell office:value-type="string">
            <text:p>Marchese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600">
            <text:p>56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wr5ktvrqfnfp1p4dr</text:p>
          </table:table-cell>
          <table:table-cell office:value-type="string">
            <text:p>SPARKLING</text:p>
          </table:table-cell>
          <table:table-cell office:value-type="string">
            <text:p>Tenuta Montenisa Franciacorta Brut</text:p>
          </table:table-cell>
          <table:table-cell office:value-type="string">
            <text:p>Antinori</text:p>
          </table:table-cell>
          <table:table-cell office:value-type="float" office:value="29.981308">
            <text:p>29.98130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 Franciacorta Amor brut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avmhthh6hmfk2h0c8d</text:p>
          </table:table-cell>
          <table:table-cell office:value-type="string">
            <text:p>SPARKLING</text:p>
          </table:table-cell>
          <table:table-cell office:value-type="string">
            <text:p>Franciacorta Brut</text:p>
          </table:table-cell>
          <table:table-cell office:value-type="string">
            <text:p>Villa Franciacorta</text:p>
          </table:table-cell>
          <table:table-cell office:value-type="float" office:value="31.943077">
            <text:p>31.94307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 Franciacorta Amor ros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vvgjjz5en2w2895rva</text:p>
          </table:table-cell>
          <table:table-cell office:value-type="string">
            <text:p>SPARKLING</text:p>
          </table:table-cell>
          <table:table-cell office:value-type="string">
            <text:p>Franciacorta Rosé Brut</text:p>
          </table:table-cell>
          <table:table-cell office:value-type="string">
            <text:p>Villa Franciacorta</text:p>
          </table:table-cell>
          <table:table-cell office:value-type="float" office:value="30.04007">
            <text:p>30.0400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 Franciacorta Vezzoli (BB) Brut</text:p>
          </table:table-cell>
          <table:table-cell office:value-type="string">
            <text:p>Tenuta Vezz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700">
            <text:p>470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ces0dswzbwrn3369tk</text:p>
          </table:table-cell>
          <table:table-cell office:value-type="string">
            <text:p>SPARKLING</text:p>
          </table:table-cell>
          <table:table-cell office:value-type="string">
            <text:p>Franciacorta Brut</text:p>
          </table:table-cell>
          <table:table-cell office:value-type="string">
            <text:p>Vezzoli</text:p>
          </table:table-cell>
          <table:table-cell office:value-type="float" office:value="39.61011">
            <text:p>39.6101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 Blanc de Blan Brut Origine</text:p>
          </table:table-cell>
          <table:table-cell office:value-type="string">
            <text:p>Mandoi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950">
            <text:p>595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r3mravh188b68jawp</text:p>
          </table:table-cell>
          <table:table-cell office:value-type="string">
            <text:p>SPARKLING</text:p>
          </table:table-cell>
          <table:table-cell office:value-type="string">
            <text:p>Champagne Origine Brut</text:p>
          </table:table-cell>
          <table:table-cell office:value-type="string">
            <text:p>Mandois</text:p>
          </table:table-cell>
          <table:table-cell office:value-type="float" office:value="38.46256">
            <text:p>38.4625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 Blanc de Blan Brut Origine</text:p>
          </table:table-cell>
          <table:table-cell office:value-type="string">
            <text:p>Mandoi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r3mravh188b68jawp</text:p>
          </table:table-cell>
          <table:table-cell office:value-type="string">
            <text:p>SPARKLING</text:p>
          </table:table-cell>
          <table:table-cell office:value-type="string">
            <text:p>Champagne Origine Brut</text:p>
          </table:table-cell>
          <table:table-cell office:value-type="string">
            <text:p>Mandois</text:p>
          </table:table-cell>
          <table:table-cell office:value-type="float" office:value="38.46256">
            <text:p>38.4625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 Reserve Imperial </text:p>
          </table:table-cell>
          <table:table-cell office:value-type="string">
            <text:p>Moet &amp; Chand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6a8275et4gg83c0xhb</text:p>
          </table:table-cell>
          <table:table-cell office:value-type="string">
            <text:p>SPARKLING</text:p>
          </table:table-cell>
          <table:table-cell office:value-type="string">
            <text:p>Champagne Resérve Impérial Brut</text:p>
          </table:table-cell>
          <table:table-cell office:value-type="string">
            <text:p>Moët &amp; Chandon</text:p>
          </table:table-cell>
          <table:table-cell office:value-type="float" office:value="41.157158">
            <text:p>41.15715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 Ruinart Rose Brut</text:p>
          </table:table-cell>
          <table:table-cell office:value-type="string">
            <text:p>Maison Ruina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5550">
            <text:p>155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drsyc3d30fzdm74bn4</text:p>
          </table:table-cell>
          <table:table-cell office:value-type="string">
            <text:p>ROSE_SPARKLING</text:p>
          </table:table-cell>
          <table:table-cell office:value-type="string">
            <text:p>Champagne Rosé Dom Ruinart Brut</text:p>
          </table:table-cell>
          <table:table-cell office:value-type="string">
            <text:p>Ruinart</text:p>
          </table:table-cell>
          <table:table-cell office:value-type="float" office:value="43.690136">
            <text:p>43.69013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 Ruinart blanc de blanc brut</text:p>
          </table:table-cell>
          <table:table-cell office:value-type="string">
            <text:p>Maison Ruina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4950">
            <text:p>149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4nsbgy7pt1nwzq7k8</text:p>
          </table:table-cell>
          <table:table-cell office:value-type="string">
            <text:p>SPARKLING</text:p>
          </table:table-cell>
          <table:table-cell office:value-type="string">
            <text:p>Champagne Blanc de Blancs Dom Ruinart Extra Brut</text:p>
          </table:table-cell>
          <table:table-cell office:value-type="string">
            <text:p>Ruinart</text:p>
          </table:table-cell>
          <table:table-cell office:value-type="float" office:value="46.547096">
            <text:p>46.54709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 Dom Perignon Vintage 2006</text:p>
          </table:table-cell>
          <table:table-cell office:value-type="string">
            <text:p>Moet &amp; Chand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6">
            <text:p>2006</text:p>
          </table:table-cell>
          <table:table-cell office:value-type="float" office:value="24000">
            <text:p>24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6aek2gmgkz5veqgx63</text:p>
          </table:table-cell>
          <table:table-cell office:value-type="string">
            <text:p>SPARKLING</text:p>
          </table:table-cell>
          <table:table-cell office:value-type="string">
            <text:p>Grand Vintage Collection Champagne</text:p>
          </table:table-cell>
          <table:table-cell office:value-type="string">
            <text:p>Moët &amp; Chandon</text:p>
          </table:table-cell>
          <table:table-cell office:value-type="float" office:value="36.248627">
            <text:p>36.24862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 Perrier-Jouët : Grand Brut</text:p>
          </table:table-cell>
          <table:table-cell office:value-type="string">
            <text:p>Perrier-Jouët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800">
            <text:p>78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mghj9f4c14wg390vb</text:p>
          </table:table-cell>
          <table:table-cell office:value-type="string">
            <text:p>SPARKLING</text:p>
          </table:table-cell>
          <table:table-cell office:value-type="string">
            <text:p>Champagne Grand Brut</text:p>
          </table:table-cell>
          <table:table-cell office:value-type="string">
            <text:p>Perrier-Jouët</text:p>
          </table:table-cell>
          <table:table-cell office:value-type="float" office:value="45.93386">
            <text:p>45.9338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 Ferrari Maximum Blanc de Blanc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0800">
            <text:p>108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qdvpxqpdw0e50xhq</text:p>
          </table:table-cell>
          <table:table-cell office:value-type="string">
            <text:p>SPARKLING</text:p>
          </table:table-cell>
          <table:table-cell office:value-type="string">
            <text:p>Metodo Classico Blanc de Blancs Maximum Brut</text:p>
          </table:table-cell>
          <table:table-cell office:value-type="string">
            <text:p>Ferrari</text:p>
          </table:table-cell>
          <table:table-cell office:value-type="float" office:value="37.17824">
            <text:p>37.1782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 Der Blauwal extra brut</text:p>
          </table:table-cell>
          <table:table-cell office:value-type="string">
            <text:p>Cescon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19950">
            <text:p>199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5ks7ytswp9sw9m25nt</text:p>
          </table:table-cell>
          <table:table-cell office:value-type="string">
            <text:p>SPARKLING</text:p>
          </table:table-cell>
          <table:table-cell office:value-type="string">
            <text:p>Metodo Classico Der Blauwal Extra Brut</text:p>
          </table:table-cell>
          <table:table-cell office:value-type="string">
            <text:p>Cesconi</text:p>
          </table:table-cell>
          <table:table-cell office:value-type="float" office:value="41.4878">
            <text:p>41.487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 Cuvee Royal Brut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12400">
            <text:p>124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wvf9p4pcc697k7nvw</text:p>
          </table:table-cell>
          <table:table-cell office:value-type="string">
            <text:p>SPARKLING</text:p>
          </table:table-cell>
          <table:table-cell office:value-type="string">
            <text:p>Tenuta Montenisa 'Marchese Antinori' Cuvée Royale</text:p>
          </table:table-cell>
          <table:table-cell office:value-type="string">
            <text:p>Antinori</text:p>
          </table:table-cell>
          <table:table-cell office:value-type="float" office:value="30.603575">
            <text:p>30.60357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 Reserve Imperial Brut</text:p>
          </table:table-cell>
          <table:table-cell office:value-type="string">
            <text:p>Moet &amp; Chando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9950">
            <text:p>199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6a8275et4gg83c0xhb</text:p>
          </table:table-cell>
          <table:table-cell office:value-type="string">
            <text:p>SPARKLING</text:p>
          </table:table-cell>
          <table:table-cell office:value-type="string">
            <text:p>Champagne Resérve Impérial Brut</text:p>
          </table:table-cell>
          <table:table-cell office:value-type="string">
            <text:p>Moët &amp; Chandon</text:p>
          </table:table-cell>
          <table:table-cell office:value-type="float" office:value="44.027008">
            <text:p>44.02700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 Le Marchesine Brut Rose Millesimato 2017</text:p>
          </table:table-cell>
          <table:table-cell office:value-type="string">
            <text:p>Le Marchesine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15550">
            <text:p>155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6nkd184kdw8274a9gd</text:p>
          </table:table-cell>
          <table:table-cell office:value-type="string">
            <text:p>SPARKLING</text:p>
          </table:table-cell>
          <table:table-cell office:value-type="string">
            <text:p>Franciacorta Millesimato Brut</text:p>
          </table:table-cell>
          <table:table-cell office:value-type="string">
            <text:p>Le Marchesine</text:p>
          </table:table-cell>
          <table:table-cell office:value-type="float" office:value="35.509487">
            <text:p>35.50948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eissburgunder Setaria</text:p>
          </table:table-cell>
          <table:table-cell office:value-type="string">
            <text:p>Weingut Sepp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0w7pkyxrsgpytysqr50</text:p>
          </table:table-cell>
          <table:table-cell office:value-type="string">
            <text:p>WHITE</text:p>
          </table:table-cell>
          <table:table-cell office:value-type="string">
            <text:p>Setaria Weisser Burgunder</text:p>
          </table:table-cell>
          <table:table-cell office:value-type="string">
            <text:p>Weingut Seppi</text:p>
          </table:table-cell>
          <table:table-cell office:value-type="float" office:value="37.655888">
            <text:p>37.65588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eissburgunder Sirmian</text:p>
          </table:table-cell>
          <table:table-cell office:value-type="string">
            <text:p>Nals &amp; Magrei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400">
            <text:p>44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tf36964px55qxyer</text:p>
          </table:table-cell>
          <table:table-cell office:value-type="string">
            <text:p>WHITE</text:p>
          </table:table-cell>
          <table:table-cell office:value-type="string">
            <text:p>Pinot Bianco Sirmian</text:p>
          </table:table-cell>
          <table:table-cell office:value-type="string">
            <text:p>Nals Margreid</text:p>
          </table:table-cell>
          <table:table-cell office:value-type="float" office:value="48.046524">
            <text:p>48.04652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eissburgunder Vom Berg</text:p>
          </table:table-cell>
          <table:table-cell office:value-type="string">
            <text:p>Weingut Roheg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p50mhgkbsnw8k49718x9xck</text:p>
          </table:table-cell>
          <table:table-cell office:value-type="string">
            <text:p>WHITE</text:p>
          </table:table-cell>
          <table:table-cell office:value-type="string">
            <text:p>Pinot Bianco Vom Berg</text:p>
          </table:table-cell>
          <table:table-cell office:value-type="string">
            <text:p>Rohregger</text:p>
          </table:table-cell>
          <table:table-cell office:value-type="float" office:value="38.822834">
            <text:p>38.82283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 Pinot Grigio</text:p>
          </table:table-cell>
          <table:table-cell office:value-type="string">
            <text:p>Castelfel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100">
            <text:p>31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qanwk6vmkjf7ksqbrr</text:p>
          </table:table-cell>
          <table:table-cell office:value-type="string">
            <text:p>WHITE</text:p>
          </table:table-cell>
          <table:table-cell office:value-type="string">
            <text:p>Pertico Pinot Grigio</text:p>
          </table:table-cell>
          <table:table-cell office:value-type="string">
            <text:p>Castelfeder</text:p>
          </table:table-cell>
          <table:table-cell office:value-type="float" office:value="31.432247">
            <text:p>31.43224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inot Grigio Punggl</text:p>
          </table:table-cell>
          <table:table-cell office:value-type="string">
            <text:p>Nals Magrei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50">
            <text:p>355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0bp2fctnk2bf86eg</text:p>
          </table:table-cell>
          <table:table-cell office:value-type="string">
            <text:p>WHITE</text:p>
          </table:table-cell>
          <table:table-cell office:value-type="string">
            <text:p>Pinot Grigio Punggl</text:p>
          </table:table-cell>
          <table:table-cell office:value-type="string">
            <text:p>Nals Margreid</text:p>
          </table:table-cell>
          <table:table-cell office:value-type="float" office:value="57.532127">
            <text:p>57.53212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inot Grigio Castel Ringberg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400">
            <text:p>44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sm52a0mjjy0q62v0</text:p>
          </table:table-cell>
          <table:table-cell office:value-type="string">
            <text:p>WHITE</text:p>
          </table:table-cell>
          <table:table-cell office:value-type="string">
            <text:p>Pinot Grigio Vigna Castel Ringberg</text:p>
          </table:table-cell>
          <table:table-cell office:value-type="string">
            <text:p>Elena Walch</text:p>
          </table:table-cell>
          <table:table-cell office:value-type="float" office:value="59.965153">
            <text:p>59.96515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Lafoa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650">
            <text:p>46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aap8qgvttdchv03pk</text:p>
          </table:table-cell>
          <table:table-cell office:value-type="string">
            <text:p>WHITE</text:p>
          </table:table-cell>
          <table:table-cell office:value-type="string">
            <text:p>Chardonnay Lafóa</text:p>
          </table:table-cell>
          <table:table-cell office:value-type="string">
            <text:p>Colterenzio (Schreckbichl)</text:p>
          </table:table-cell>
          <table:table-cell office:value-type="float" office:value="35.481396">
            <text:p>35.48139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St. Valentin</text:p>
          </table:table-cell>
          <table:table-cell office:value-type="string">
            <text:p>St. Michae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v69qe8d1n72sn0x7d</text:p>
          </table:table-cell>
          <table:table-cell office:value-type="string">
            <text:p>WHITE</text:p>
          </table:table-cell>
          <table:table-cell office:value-type="string">
            <text:p>Chardonnay Sanct Valentin</text:p>
          </table:table-cell>
          <table:table-cell office:value-type="string">
            <text:p>St. Michael-Eppan</text:p>
          </table:table-cell>
          <table:table-cell office:value-type="float" office:value="29.439367">
            <text:p>29.43936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Castel Rinberg 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700">
            <text:p>77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2vennccgcpgs1e2f</text:p>
          </table:table-cell>
          <table:table-cell office:value-type="string">
            <text:p>WHITE</text:p>
          </table:table-cell>
          <table:table-cell office:value-type="string">
            <text:p>Chardonnay Riserva Vigna Castel Ringberg</text:p>
          </table:table-cell>
          <table:table-cell office:value-type="string">
            <text:p>Elena Walch</text:p>
          </table:table-cell>
          <table:table-cell office:value-type="float" office:value="52.18578">
            <text:p>52.1857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Linticlarus Chardonnay Riserva </text:p>
          </table:table-cell>
          <table:table-cell office:value-type="string">
            <text:p>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300">
            <text:p>630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f7255ge62ynetmv1h</text:p>
          </table:table-cell>
          <table:table-cell office:value-type="string">
            <text:p>WHITE</text:p>
          </table:table-cell>
          <table:table-cell office:value-type="string">
            <text:p>Linticlarus Chardonnay Riserva</text:p>
          </table:table-cell>
          <table:table-cell office:value-type="string">
            <text:p>Tiefenbrunner</text:p>
          </table:table-cell>
          <table:table-cell office:value-type="float" office:value="47.263924">
            <text:p>47.26392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Preyda Bio</text:p>
          </table:table-cell>
          <table:table-cell office:value-type="string">
            <text:p>Seppi Wer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0w76t4mjaewaq4nm848</text:p>
          </table:table-cell>
          <table:table-cell office:value-type="string">
            <text:p>SPARKLING</text:p>
          </table:table-cell>
          <table:table-cell office:value-type="string">
            <text:p>Preyda Sauvignon</text:p>
          </table:table-cell>
          <table:table-cell office:value-type="string">
            <text:p>Weingut Seppi</text:p>
          </table:table-cell>
          <table:table-cell office:value-type="float" office:value="34.233143">
            <text:p>34.23314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Mantele</text:p>
          </table:table-cell>
          <table:table-cell office:value-type="string">
            <text:p>Nals &amp; Nagrei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150">
            <text:p>41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wvzvssy1bgtbbagw</text:p>
          </table:table-cell>
          <table:table-cell office:value-type="string">
            <text:p>WHITE</text:p>
          </table:table-cell>
          <table:table-cell office:value-type="string">
            <text:p>Sauvignon Mantele</text:p>
          </table:table-cell>
          <table:table-cell office:value-type="string">
            <text:p>Nals Margreid</text:p>
          </table:table-cell>
          <table:table-cell office:value-type="float" office:value="35.10473">
            <text:p>35.1047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Lafoa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750">
            <text:p>475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91kx6d5rhyzts8a62</text:p>
          </table:table-cell>
          <table:table-cell office:value-type="string">
            <text:p>WHITE</text:p>
          </table:table-cell>
          <table:table-cell office:value-type="string">
            <text:p>Sauvignon Lafóa</text:p>
          </table:table-cell>
          <table:table-cell office:value-type="string">
            <text:p>Colterenzio (Schreckbichl)</text:p>
          </table:table-cell>
          <table:table-cell office:value-type="float" office:value="34.994812">
            <text:p>34.99481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Grand Lafoa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2000">
            <text:p>12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91kx6d5rhyzts8a62</text:p>
          </table:table-cell>
          <table:table-cell office:value-type="string">
            <text:p>WHITE</text:p>
          </table:table-cell>
          <table:table-cell office:value-type="string">
            <text:p>Sauvignon Lafóa</text:p>
          </table:table-cell>
          <table:table-cell office:value-type="string">
            <text:p>Colterenzio (Schreckbichl)</text:p>
          </table:table-cell>
          <table:table-cell office:value-type="float" office:value="34.994812">
            <text:p>34.99481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vom Kalk</text:p>
          </table:table-cell>
          <table:table-cell office:value-type="string">
            <text:p>Roheg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62nh97n1qyf7whqrbdm</text:p>
          </table:table-cell>
          <table:table-cell office:value-type="string">
            <text:p>WHITE</text:p>
          </table:table-cell>
          <table:table-cell office:value-type="string">
            <text:p>Sauvignon Blanc Vom Kalk</text:p>
          </table:table-cell>
          <table:table-cell office:value-type="string">
            <text:p>Rohregger</text:p>
          </table:table-cell>
          <table:table-cell office:value-type="float" office:value="43.19123">
            <text:p>43.1912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ewürztraminer Pancium Bio</text:p>
          </table:table-cell>
          <table:table-cell office:value-type="string">
            <text:p>Seppi Wer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fjzabaxgtatw5b23nv</text:p>
          </table:table-cell>
          <table:table-cell office:value-type="string">
            <text:p>WHITE</text:p>
          </table:table-cell>
          <table:table-cell office:value-type="string">
            <text:p>Panicum Gewürztraminer</text:p>
          </table:table-cell>
          <table:table-cell office:value-type="string">
            <text:p>Weingut Seppi</text:p>
          </table:table-cell>
          <table:table-cell office:value-type="float" office:value="35.610153">
            <text:p>35.61015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ewürztraminer Aristos</text:p>
          </table:table-cell>
          <table:table-cell office:value-type="string">
            <text:p>Eisackta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ab8dwapzqyckc611ce</text:p>
          </table:table-cell>
          <table:table-cell office:value-type="string">
            <text:p>WHITE</text:p>
          </table:table-cell>
          <table:table-cell office:value-type="string">
            <text:p>Aristos Gewürztraminer</text:p>
          </table:table-cell>
          <table:table-cell office:value-type="string">
            <text:p>Kellerei Eisacktal - Cantina Valle Isarco</text:p>
          </table:table-cell>
          <table:table-cell office:value-type="float" office:value="28.17698">
            <text:p>28.1769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iesling Bergspiel</text:p>
          </table:table-cell>
          <table:table-cell office:value-type="string">
            <text:p>St. Pau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89da7h4332qh6gfvwk7</text:p>
          </table:table-cell>
          <table:table-cell office:value-type="string">
            <text:p>SPARKLING</text:p>
          </table:table-cell>
          <table:table-cell office:value-type="string">
            <text:p>Bergspiel Riesling</text:p>
          </table:table-cell>
          <table:table-cell office:value-type="string">
            <text:p>Kellerei St. Pauls</text:p>
          </table:table-cell>
          <table:table-cell office:value-type="float" office:value="37.94065">
            <text:p>37.9406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iesling Fallwind</text:p>
          </table:table-cell>
          <table:table-cell office:value-type="string">
            <text:p>St. Michae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200">
            <text:p>32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0c4x1zace0zsh6mxg</text:p>
          </table:table-cell>
          <table:table-cell office:value-type="string">
            <text:p>WHITE</text:p>
          </table:table-cell>
          <table:table-cell office:value-type="string">
            <text:p>Riesling Fallwind</text:p>
          </table:table-cell>
          <table:table-cell office:value-type="string">
            <text:p>St. Michael-Eppan</text:p>
          </table:table-cell>
          <table:table-cell office:value-type="float" office:value="34.74356">
            <text:p>34.7435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iesling Aristos</text:p>
          </table:table-cell>
          <table:table-cell office:value-type="string">
            <text:p>Eisackta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abpqzdqpn4ytpfre86</text:p>
          </table:table-cell>
          <table:table-cell office:value-type="string">
            <text:p>WHITE</text:p>
          </table:table-cell>
          <table:table-cell office:value-type="string">
            <text:p>Riesling Aristos</text:p>
          </table:table-cell>
          <table:table-cell office:value-type="string">
            <text:p>Kellerei Eisacktal - Cantina Valle Isarco</text:p>
          </table:table-cell>
          <table:table-cell office:value-type="float" office:value="26.317863">
            <text:p>26.31786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 Paul (WB, CH, S)</text:p>
          </table:table-cell>
          <table:table-cell office:value-type="string">
            <text:p>St. Pau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400">
            <text:p>24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dqnag8ba9kpmh2z5sjj</text:p>
          </table:table-cell>
          <table:table-cell office:value-type="string">
            <text:p>RED</text:p>
          </table:table-cell>
          <table:table-cell office:value-type="string">
            <text:p>Cuvée Paul Red</text:p>
          </table:table-cell>
          <table:table-cell office:value-type="string">
            <text:p>Kellerei St. Pauls</text:p>
          </table:table-cell>
          <table:table-cell office:value-type="float" office:value="26.338814">
            <text:p>26.33881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 Lenz (WB, GM, MT)</text:p>
          </table:table-cell>
          <table:table-cell office:value-type="string">
            <text:p>Ritt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71m42fx9s78vc0rhk</text:p>
          </table:table-cell>
          <table:table-cell office:value-type="string">
            <text:p>WHITE</text:p>
          </table:table-cell>
          <table:table-cell office:value-type="string">
            <text:p>Lenz</text:p>
          </table:table-cell>
          <table:table-cell office:value-type="string">
            <text:p>Ritterhof</text:p>
          </table:table-cell>
          <table:table-cell office:value-type="float" office:value="39.84999">
            <text:p>39.8499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 Reserve della contessa bio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59grydaffac4m90n</text:p>
          </table:table-cell>
          <table:table-cell office:value-type="string">
            <text:p>WHITE</text:p>
          </table:table-cell>
          <table:table-cell office:value-type="string">
            <text:p>Réserve della Contessa</text:p>
          </table:table-cell>
          <table:table-cell office:value-type="string">
            <text:p>Manincor</text:p>
          </table:table-cell>
          <table:table-cell office:value-type="float" office:value="45.439472">
            <text:p>45.43947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 Stoan (WB, CH S, GT)</text:p>
          </table:table-cell>
          <table:table-cell office:value-type="string">
            <text:p>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ny3zdnmy8t6fhvyr</text:p>
          </table:table-cell>
          <table:table-cell office:value-type="string">
            <text:p>WHITE</text:p>
          </table:table-cell>
          <table:table-cell office:value-type="string">
            <text:p>Stoan</text:p>
          </table:table-cell>
          <table:table-cell office:value-type="string">
            <text:p>Tramin</text:p>
          </table:table-cell>
          <table:table-cell office:value-type="float" office:value="41.218887">
            <text:p>41.21888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 Stoan (WB, CH S, GT)</text:p>
          </table:table-cell>
          <table:table-cell office:value-type="string">
            <text:p>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ny3zdnmy8t6fhvyr</text:p>
          </table:table-cell>
          <table:table-cell office:value-type="string">
            <text:p>WHITE</text:p>
          </table:table-cell>
          <table:table-cell office:value-type="string">
            <text:p>Stoan</text:p>
          </table:table-cell>
          <table:table-cell office:value-type="string">
            <text:p>Tramin</text:p>
          </table:table-cell>
          <table:table-cell office:value-type="float" office:value="41.218887">
            <text:p>41.21888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 Elisa</text:p>
          </table:table-cell>
          <table:table-cell office:value-type="string">
            <text:p>Castel Saleg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600">
            <text:p>26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6gpa9m3pff9p20tcp</text:p>
          </table:table-cell>
          <table:table-cell office:value-type="string">
            <text:p>WHITE</text:p>
          </table:table-cell>
          <table:table-cell office:value-type="string">
            <text:p>Elisa Cuvée</text:p>
          </table:table-cell>
          <table:table-cell office:value-type="string">
            <text:p>Castel Sallegg</text:p>
          </table:table-cell>
          <table:table-cell office:value-type="float" office:value="43.479305">
            <text:p>43.47930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 Lugana</text:p>
          </table:table-cell>
          <table:table-cell office:value-type="string">
            <text:p>Ca de fra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g32en7jn8f50pc9y80</text:p>
          </table:table-cell>
          <table:table-cell office:value-type="string">
            <text:p>WHITE</text:p>
          </table:table-cell>
          <table:table-cell office:value-type="string">
            <text:p>Lugana Brolettino</text:p>
          </table:table-cell>
          <table:table-cell office:value-type="string">
            <text:p>Cà dei Frati</text:p>
          </table:table-cell>
          <table:table-cell office:value-type="float" office:value="37.260162">
            <text:p>37.26016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 Lacus</text:p>
          </table:table-cell>
          <table:table-cell office:value-type="string">
            <text:p>Cavaliere del Gard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gg6sp93vpj1m7jt0xx</text:p>
          </table:table-cell>
          <table:table-cell office:value-type="string">
            <text:p>RED</text:p>
          </table:table-cell>
          <table:table-cell office:value-type="string">
            <text:p>Pacus</text:p>
          </table:table-cell>
          <table:table-cell office:value-type="string">
            <text:p>Terra dei Re</text:p>
          </table:table-cell>
          <table:table-cell office:value-type="float" office:value="16.166672">
            <text:p>16.16667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 Macon Milly Lomortine</text:p>
          </table:table-cell>
          <table:table-cell office:value-type="string">
            <text:p>Les Héritiers du Comte Laf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5300">
            <text:p>530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4gqywj61f433ceaxz</text:p>
          </table:table-cell>
          <table:table-cell office:value-type="string">
            <text:p>WHITE</text:p>
          </table:table-cell>
          <table:table-cell office:value-type="string">
            <text:p>Mâcon-Milly-Lamartine</text:p>
          </table:table-cell>
          <table:table-cell office:value-type="string">
            <text:p>Les Héritiers du Comte Lafon</text:p>
          </table:table-cell>
          <table:table-cell office:value-type="float" office:value="63.854477">
            <text:p>63.85447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 Lagrein Kretzer</text:p>
          </table:table-cell>
          <table:table-cell office:value-type="string">
            <text:p>St. Pau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600">
            <text:p>260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43dq9yxfpb8v3xh6y</text:p>
          </table:table-cell>
          <table:table-cell office:value-type="string">
            <text:p>ROSE</text:p>
          </table:table-cell>
          <table:table-cell office:value-type="string">
            <text:p>Lagrein Kretzer Rosé</text:p>
          </table:table-cell>
          <table:table-cell office:value-type="string">
            <text:p>Kellerei St. Pauls</text:p>
          </table:table-cell>
          <table:table-cell office:value-type="float" office:value="35.041573">
            <text:p>35.04157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 Roseppi</text:p>
          </table:table-cell>
          <table:table-cell office:value-type="string">
            <text:p>Sepp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fprhrbydedsrxcnw4x6v0y2</text:p>
          </table:table-cell>
          <table:table-cell office:value-type="string">
            <text:p>ROSE</text:p>
          </table:table-cell>
          <table:table-cell office:value-type="string">
            <text:p>Blauburgunder Rosé roseppi</text:p>
          </table:table-cell>
          <table:table-cell office:value-type="string">
            <text:p>Weingut Seppi</text:p>
          </table:table-cell>
          <table:table-cell office:value-type="float" office:value="31.646343">
            <text:p>31.64634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 Rosa die Frati</text:p>
          </table:table-cell>
          <table:table-cell office:value-type="string">
            <text:p>Ca de fra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300">
            <text:p>33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g366x9ct8k0rs8k5me</text:p>
          </table:table-cell>
          <table:table-cell office:value-type="string">
            <text:p>ROSE</text:p>
          </table:table-cell>
          <table:table-cell office:value-type="string">
            <text:p>Rosé Rosa dei Frati</text:p>
          </table:table-cell>
          <table:table-cell office:value-type="string">
            <text:p>Cà dei Frati</text:p>
          </table:table-cell>
          <table:table-cell office:value-type="float" office:value="46.19756">
            <text:p>46.1975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 Sauvignon Lafoa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91kx6d5rhyzts8a62</text:p>
          </table:table-cell>
          <table:table-cell office:value-type="string">
            <text:p>WHITE</text:p>
          </table:table-cell>
          <table:table-cell office:value-type="string">
            <text:p>Sauvignon Lafóa</text:p>
          </table:table-cell>
          <table:table-cell office:value-type="string">
            <text:p>Colterenzio (Schreckbichl)</text:p>
          </table:table-cell>
          <table:table-cell office:value-type="float" office:value="34.994812">
            <text:p>34.99481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 Gewürztramine Fuchslahn</text:p>
          </table:table-cell>
          <table:table-cell office:value-type="string">
            <text:p>Lentsch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4ae3fx7vzxjwdg48m2</text:p>
          </table:table-cell>
          <table:table-cell office:value-type="string">
            <text:p>WHITE</text:p>
          </table:table-cell>
          <table:table-cell office:value-type="string">
            <text:p>Fuchslahn Gewürztraminer</text:p>
          </table:table-cell>
          <table:table-cell office:value-type="string">
            <text:p>Klaus Lentsch</text:p>
          </table:table-cell>
          <table:table-cell office:value-type="float" office:value="40.09465">
            <text:p>40.0946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 Terlaner Classico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5500">
            <text:p>5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hrrj46e95x5nft46</text:p>
          </table:table-cell>
          <table:table-cell office:value-type="string">
            <text:p>WHITE</text:p>
          </table:table-cell>
          <table:table-cell office:value-type="string">
            <text:p>Terlaner Classico</text:p>
          </table:table-cell>
          <table:table-cell office:value-type="string">
            <text:p>Kellerei Terlan / Cantina Terlano</text:p>
          </table:table-cell>
          <table:table-cell office:value-type="float" office:value="45.496185">
            <text:p>45.49618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 Novo Domus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2014">
            <text:p>2014</text:p>
          </table:table-cell>
          <table:table-cell office:value-type="float" office:value="18000">
            <text:p>18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9np0cz4842jxkmp5</text:p>
          </table:table-cell>
          <table:table-cell office:value-type="string">
            <text:p>WHITE</text:p>
          </table:table-cell>
          <table:table-cell office:value-type="string">
            <text:p>Cuvée Riserva Terlaner Nova Domus</text:p>
          </table:table-cell>
          <table:table-cell office:value-type="string">
            <text:p>Kellerei Terlan / Cantina Terlano</text:p>
          </table:table-cell>
          <table:table-cell office:value-type="float" office:value="40.358067">
            <text:p>40.35806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ernatsch Waldgries</text:p>
          </table:table-cell>
          <table:table-cell office:value-type="string">
            <text:p>Waldgri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200">
            <text:p>32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ssew8qyvfm75tswq5</text:p>
          </table:table-cell>
          <table:table-cell office:value-type="string">
            <text:p>RED</text:p>
          </table:table-cell>
          <table:table-cell office:value-type="string">
            <text:p>Lagrein Roblinus De Waldgries</text:p>
          </table:table-cell>
          <table:table-cell office:value-type="string">
            <text:p>Ansitz Waldgries</text:p>
          </table:table-cell>
          <table:table-cell office:value-type="float" office:value="35.81045">
            <text:p>35.8104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ernatsch Pelagium</text:p>
          </table:table-cell>
          <table:table-cell office:value-type="string">
            <text:p>Seppi Wer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900">
            <text:p>290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m9e2v57f5ykxfa1d1</text:p>
          </table:table-cell>
          <table:table-cell office:value-type="string">
            <text:p>RED</text:p>
          </table:table-cell>
          <table:table-cell office:value-type="string">
            <text:p>Pelagium Kalterer See</text:p>
          </table:table-cell>
          <table:table-cell office:value-type="string">
            <text:p>Weingut Seppi</text:p>
          </table:table-cell>
          <table:table-cell office:value-type="float" office:value="32.60452">
            <text:p>32.6045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ernatsch Keil Bio 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bge484zecmydvex9</text:p>
          </table:table-cell>
          <table:table-cell office:value-type="string">
            <text:p>RED</text:p>
          </table:table-cell>
          <table:table-cell office:value-type="string">
            <text:p>Vernatsch Der Keil Bio</text:p>
          </table:table-cell>
          <table:table-cell office:value-type="string">
            <text:p>Manincor</text:p>
          </table:table-cell>
          <table:table-cell office:value-type="float" office:value="48.720352">
            <text:p>48.72035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Luzia</text:p>
          </table:table-cell>
          <table:table-cell office:value-type="string">
            <text:p>St. Pau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100">
            <text:p>3100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whxkq9fqv90cszxf9</text:p>
          </table:table-cell>
          <table:table-cell office:value-type="string">
            <text:p>RED</text:p>
          </table:table-cell>
          <table:table-cell office:value-type="string">
            <text:p>Luzia Blauburgunder (Pinot Noir)</text:p>
          </table:table-cell>
          <table:table-cell office:value-type="string">
            <text:p>Kellerei St. Pauls</text:p>
          </table:table-cell>
          <table:table-cell office:value-type="float" office:value="29.684181">
            <text:p>29.68418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St. Daniel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v33cewkey32djev36</text:p>
          </table:table-cell>
          <table:table-cell office:value-type="string">
            <text:p>RED</text:p>
          </table:table-cell>
          <table:table-cell office:value-type="string">
            <text:p>Blauburgunder Riserva St. Daniel</text:p>
          </table:table-cell>
          <table:table-cell office:value-type="string">
            <text:p>Colterenzio (Schreckbichl)</text:p>
          </table:table-cell>
          <table:table-cell office:value-type="float" office:value="34.26296">
            <text:p>34.2629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Bachgart</text:p>
          </table:table-cell>
          <table:table-cell office:value-type="string">
            <text:p>Len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850">
            <text:p>385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4a6hx735yy0945c46v</text:p>
          </table:table-cell>
          <table:table-cell office:value-type="string">
            <text:p>RED</text:p>
          </table:table-cell>
          <table:table-cell office:value-type="string">
            <text:p>Blauburgunder Bachgart</text:p>
          </table:table-cell>
          <table:table-cell office:value-type="string">
            <text:p>Klaus Lentsch</text:p>
          </table:table-cell>
          <table:table-cell office:value-type="float" office:value="35.67539">
            <text:p>35.6753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Trattman Riserva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200">
            <text:p>62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txgmhcw3y7x327kxd</text:p>
          </table:table-cell>
          <table:table-cell office:value-type="string">
            <text:p>RED</text:p>
          </table:table-cell>
          <table:table-cell office:value-type="string">
            <text:p>Pinot Noir Riserva Trattmann</text:p>
          </table:table-cell>
          <table:table-cell office:value-type="string">
            <text:p>Girlan</text:p>
          </table:table-cell>
          <table:table-cell office:value-type="float" office:value="42.038418">
            <text:p>42.03841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Mason Mason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8600">
            <text:p>860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8jt956tpj87xh1wb</text:p>
          </table:table-cell>
          <table:table-cell office:value-type="string">
            <text:p>RED</text:p>
          </table:table-cell>
          <table:table-cell office:value-type="string">
            <text:p>Pinot Nero Mason Bio</text:p>
          </table:table-cell>
          <table:table-cell office:value-type="string">
            <text:p>Manincor</text:p>
          </table:table-cell>
          <table:table-cell office:value-type="float" office:value="46.306416">
            <text:p>46.30641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Schwarze Madonna</text:p>
          </table:table-cell>
          <table:table-cell office:value-type="string">
            <text:p>Tenuta Klost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gh5n5xvsmz8m7q4793</text:p>
          </table:table-cell>
          <table:table-cell office:value-type="string">
            <text:p>RED</text:p>
          </table:table-cell>
          <table:table-cell office:value-type="string">
            <text:p>Pinot Noir Schwarze Madonna</text:p>
          </table:table-cell>
          <table:table-cell office:value-type="string">
            <text:p>Klosterhof</text:p>
          </table:table-cell>
          <table:table-cell office:value-type="float" office:value="38.394962">
            <text:p>38.39496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erlot Huberfeld</text:p>
          </table:table-cell>
          <table:table-cell office:value-type="string">
            <text:p>St. Pau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100">
            <text:p>31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y5q7ft67s2bqxw107</text:p>
          </table:table-cell>
          <table:table-cell office:value-type="string">
            <text:p>RED</text:p>
          </table:table-cell>
          <table:table-cell office:value-type="string">
            <text:p>Huberfeld Merlot</text:p>
          </table:table-cell>
          <table:table-cell office:value-type="string">
            <text:p>Kellerei St. Pauls</text:p>
          </table:table-cell>
          <table:table-cell office:value-type="float" office:value="36.8457">
            <text:p>36.845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erlot Siebeneich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100">
            <text:p>41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y4nmgm36x8hcwy1b</text:p>
          </table:table-cell>
          <table:table-cell office:value-type="string">
            <text:p>RED</text:p>
          </table:table-cell>
          <table:table-cell office:value-type="string">
            <text:p>Merlot Riserva Siebeneich</text:p>
          </table:table-cell>
          <table:table-cell office:value-type="string">
            <text:p>Kellerei Terlan / Cantina Terlano</text:p>
          </table:table-cell>
          <table:table-cell office:value-type="float" office:value="44.38229">
            <text:p>44.3822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erlot Riserva</text:p>
          </table:table-cell>
          <table:table-cell office:value-type="string">
            <text:p>Saleg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400">
            <text:p>44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6zxt3qeqbx5yy28tx</text:p>
          </table:table-cell>
          <table:table-cell office:value-type="string">
            <text:p>RED</text:p>
          </table:table-cell>
          <table:table-cell office:value-type="string">
            <text:p>Merlot Riserva</text:p>
          </table:table-cell>
          <table:table-cell office:value-type="string">
            <text:p>Castel Sallegg</text:p>
          </table:table-cell>
          <table:table-cell office:value-type="float" office:value="26.595722">
            <text:p>26.59572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Waldgries</text:p>
          </table:table-cell>
          <table:table-cell office:value-type="string">
            <text:p>Waldgri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50">
            <text:p>455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ssew8qyvfm75tswq5</text:p>
          </table:table-cell>
          <table:table-cell office:value-type="string">
            <text:p>RED</text:p>
          </table:table-cell>
          <table:table-cell office:value-type="string">
            <text:p>Lagrein Roblinus De Waldgries</text:p>
          </table:table-cell>
          <table:table-cell office:value-type="string">
            <text:p>Ansitz Waldgries</text:p>
          </table:table-cell>
          <table:table-cell office:value-type="float" office:value="42.377262">
            <text:p>42.37726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Abtei Muri</text:p>
          </table:table-cell>
          <table:table-cell office:value-type="string">
            <text:p>Muri Gri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p3cwr3srmd46xct6th</text:p>
          </table:table-cell>
          <table:table-cell office:value-type="string">
            <text:p>RED</text:p>
          </table:table-cell>
          <table:table-cell office:value-type="string">
            <text:p>Lagrein</text:p>
          </table:table-cell>
          <table:table-cell office:value-type="string">
            <text:p>Muri Gries</text:p>
          </table:table-cell>
          <table:table-cell office:value-type="float" office:value="47.85">
            <text:p>47.8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Mirell</text:p>
          </table:table-cell>
          <table:table-cell office:value-type="string">
            <text:p>Waldgri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100">
            <text:p>710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sjmc5trft3fn3tf0d</text:p>
          </table:table-cell>
          <table:table-cell office:value-type="string">
            <text:p>RED</text:p>
          </table:table-cell>
          <table:table-cell office:value-type="string">
            <text:p>Lagrein Mirell</text:p>
          </table:table-cell>
          <table:table-cell office:value-type="string">
            <text:p>Ansitz Waldgries</text:p>
          </table:table-cell>
          <table:table-cell office:value-type="float" office:value="43.967693">
            <text:p>43.96769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Mirell</text:p>
          </table:table-cell>
          <table:table-cell office:value-type="string">
            <text:p>Waldgri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700">
            <text:p>67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sjmc5trft3fn3tf0d</text:p>
          </table:table-cell>
          <table:table-cell office:value-type="string">
            <text:p>RED</text:p>
          </table:table-cell>
          <table:table-cell office:value-type="string">
            <text:p>Lagrein Mirell</text:p>
          </table:table-cell>
          <table:table-cell office:value-type="string">
            <text:p>Ansitz Waldgries</text:p>
          </table:table-cell>
          <table:table-cell office:value-type="float" office:value="43.967693">
            <text:p>43.96769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Porphyr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800">
            <text:p>78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38gj86tet5g3ad2c</text:p>
          </table:table-cell>
          <table:table-cell office:value-type="string">
            <text:p>RED</text:p>
          </table:table-cell>
          <table:table-cell office:value-type="string">
            <text:p>Lagrein Riserva Porphyr</text:p>
          </table:table-cell>
          <table:table-cell office:value-type="string">
            <text:p>Kellerei Terlan / Cantina Terlano</text:p>
          </table:table-cell>
          <table:table-cell office:value-type="float" office:value="46.25054">
            <text:p>46.2505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Roblinus</text:p>
          </table:table-cell>
          <table:table-cell office:value-type="string">
            <text:p>Waldgri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3000">
            <text:p>13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ssew8qyvfm75tswq5</text:p>
          </table:table-cell>
          <table:table-cell office:value-type="string">
            <text:p>RED</text:p>
          </table:table-cell>
          <table:table-cell office:value-type="string">
            <text:p>Lagrein Roblinus De Waldgries</text:p>
          </table:table-cell>
          <table:table-cell office:value-type="string">
            <text:p>Ansitz Waldgries</text:p>
          </table:table-cell>
          <table:table-cell office:value-type="float" office:value="40.557808">
            <text:p>40.55780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Barbagol</text:p>
          </table:table-cell>
          <table:table-cell office:value-type="string">
            <text:p>Laim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b3x66mxnbmraa1tc2</text:p>
          </table:table-cell>
          <table:table-cell office:value-type="string">
            <text:p>RED</text:p>
          </table:table-cell>
          <table:table-cell office:value-type="string">
            <text:p>Lagrein Riserva Barbagól</text:p>
          </table:table-cell>
          <table:table-cell office:value-type="string">
            <text:p>Laimburg</text:p>
          </table:table-cell>
          <table:table-cell office:value-type="float" office:value="46.293064">
            <text:p>46.29306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Riserva Turmfeld</text:p>
          </table:table-cell>
          <table:table-cell office:value-type="string">
            <text:p>St. Pau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zpdw9f9jf72h9fffzqn</text:p>
          </table:table-cell>
          <table:table-cell office:value-type="string">
            <text:p>RED</text:p>
          </table:table-cell>
          <table:table-cell office:value-type="string">
            <text:p>Turmfeld Cabernet Riserva</text:p>
          </table:table-cell>
          <table:table-cell office:value-type="string">
            <text:p>Kellerei St. Pauls</text:p>
          </table:table-cell>
          <table:table-cell office:value-type="float" office:value="39.244118">
            <text:p>39.24411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 Istrice Barrique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820wjbdg9fbdw024</text:p>
          </table:table-cell>
          <table:table-cell office:value-type="string">
            <text:p>RED</text:p>
          </table:table-cell>
          <table:table-cell office:value-type="string">
            <text:p>Cabernet Istrice</text:p>
          </table:table-cell>
          <table:table-cell office:value-type="string">
            <text:p>Elena Walch</text:p>
          </table:table-cell>
          <table:table-cell office:value-type="float" office:value="49.179375">
            <text:p>49.17937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 Römiberg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7350">
            <text:p>735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ng14dh8vfksv78rd</text:p>
          </table:table-cell>
          <table:table-cell office:value-type="string">
            <text:p>RED</text:p>
          </table:table-cell>
          <table:table-cell office:value-type="string">
            <text:p>Vernatsch Römigberg</text:p>
          </table:table-cell>
          <table:table-cell office:value-type="string">
            <text:p>Alois Lageder</text:p>
          </table:table-cell>
          <table:table-cell office:value-type="float" office:value="45.484936">
            <text:p>45.48493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 Franc Lerian </text:p>
          </table:table-cell>
          <table:table-cell office:value-type="string">
            <text:p>Sepp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400">
            <text:p>4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d087y76j0ms3zn6kn9m5</text:p>
          </table:table-cell>
          <table:table-cell office:value-type="string">
            <text:p>RED</text:p>
          </table:table-cell>
          <table:table-cell office:value-type="string">
            <text:p>Cabernet Franc</text:p>
          </table:table-cell>
          <table:table-cell office:value-type="string">
            <text:p>Serpì</text:p>
          </table:table-cell>
          <table:table-cell office:value-type="float" office:value="25.739822">
            <text:p>25.73982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 Perlhofer</text:p>
          </table:table-cell>
          <table:table-cell office:value-type="string">
            <text:p>Ritt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200">
            <text:p>320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859f0pqf6gw1n5mq7</text:p>
          </table:table-cell>
          <table:table-cell office:value-type="string">
            <text:p>RED</text:p>
          </table:table-cell>
          <table:table-cell office:value-type="string">
            <text:p>Crescendo Perlhofer</text:p>
          </table:table-cell>
          <table:table-cell office:value-type="string">
            <text:p>Ritterhof</text:p>
          </table:table-cell>
          <table:table-cell office:value-type="float" office:value="43.054466">
            <text:p>43.05446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 Laurin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300">
            <text:p>33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m4v6t4xv64j8qjctn6</text:p>
          </table:table-cell>
          <table:table-cell office:value-type="string">
            <text:p>RED</text:p>
          </table:table-cell>
          <table:table-cell office:value-type="string">
            <text:p>Laurin Lagrein - Merlot</text:p>
          </table:table-cell>
          <table:table-cell office:value-type="string">
            <text:p>Girlan</text:p>
          </table:table-cell>
          <table:table-cell office:value-type="float" office:value="38.39584">
            <text:p>38.3958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 Reserve del conte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nsf5p6tq6tybza2w</text:p>
          </table:table-cell>
          <table:table-cell office:value-type="string">
            <text:p>RED</text:p>
          </table:table-cell>
          <table:table-cell office:value-type="string">
            <text:p>Réserve del Conte Bio</text:p>
          </table:table-cell>
          <table:table-cell office:value-type="string">
            <text:p>Manincor</text:p>
          </table:table-cell>
          <table:table-cell office:value-type="float" office:value="40.480457">
            <text:p>40.48045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 Arzio Riserva</text:p>
          </table:table-cell>
          <table:table-cell office:value-type="string">
            <text:p>Baron di Pa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7e1yb4h9wpngjrvxs</text:p>
          </table:table-cell>
          <table:table-cell office:value-type="string">
            <text:p>RED</text:p>
          </table:table-cell>
          <table:table-cell office:value-type="string">
            <text:p>Arzio</text:p>
          </table:table-cell>
          <table:table-cell office:value-type="string">
            <text:p>Baron Di Pauli</text:p>
          </table:table-cell>
          <table:table-cell office:value-type="float" office:value="42.363796">
            <text:p>42.36379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 Arzio Riserva</text:p>
          </table:table-cell>
          <table:table-cell office:value-type="string">
            <text:p>Baron di Pa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600">
            <text:p>56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7e1yb4h9wpngjrvxs</text:p>
          </table:table-cell>
          <table:table-cell office:value-type="string">
            <text:p>RED</text:p>
          </table:table-cell>
          <table:table-cell office:value-type="string">
            <text:p>Arzio</text:p>
          </table:table-cell>
          <table:table-cell office:value-type="string">
            <text:p>Baron Di Pauli</text:p>
          </table:table-cell>
          <table:table-cell office:value-type="float" office:value="42.363796">
            <text:p>42.36379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 Mauritius</text:p>
          </table:table-cell>
          <table:table-cell office:value-type="string">
            <text:p>Boz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950">
            <text:p>595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kpyzqr21yc1p3a36s</text:p>
          </table:table-cell>
          <table:table-cell office:value-type="string">
            <text:p>RED</text:p>
          </table:table-cell>
          <table:table-cell office:value-type="string">
            <text:p>Lagrein-Merlot Mauritius</text:p>
          </table:table-cell>
          <table:table-cell office:value-type="string">
            <text:p>Kellerei Bozen / Cantina Bolzano</text:p>
          </table:table-cell>
          <table:table-cell office:value-type="float" office:value="25.616158">
            <text:p>25.61615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 Morellino di scansano</text:p>
          </table:table-cell>
          <table:table-cell office:value-type="string">
            <text:p>Valdifal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ct9jrw7x8pbhcct7sp</text:p>
          </table:table-cell>
          <table:table-cell office:value-type="string">
            <text:p>RED</text:p>
          </table:table-cell>
          <table:table-cell office:value-type="string">
            <text:p>Morellino di Scansano</text:p>
          </table:table-cell>
          <table:table-cell office:value-type="string">
            <text:p>Tenuta Valdifalco</text:p>
          </table:table-cell>
          <table:table-cell office:value-type="float" office:value="44.683167">
            <text:p>44.68316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 Lagröll</text:p>
          </table:table-cell>
          <table:table-cell office:value-type="string">
            <text:p>St. Pauls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365mq312nm2frgk9ts</text:p>
          </table:table-cell>
          <table:table-cell office:value-type="string">
            <text:p>RED</text:p>
          </table:table-cell>
          <table:table-cell office:value-type="string">
            <text:p>Lagrein Riserva Lagröll</text:p>
          </table:table-cell>
          <table:table-cell office:value-type="string">
            <text:p>Kellerei St. Pauls</text:p>
          </table:table-cell>
          <table:table-cell office:value-type="float" office:value="31.48574">
            <text:p>31.4857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 Maison de Maison</text:p>
          </table:table-cell>
          <table:table-cell office:value-type="string">
            <text:p>Manico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3">
            <text:p>2013</text:p>
          </table:table-cell>
          <table:table-cell office:value-type="float" office:value="17000">
            <text:p>17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8jt956tpj87xh1wb</text:p>
          </table:table-cell>
          <table:table-cell office:value-type="string">
            <text:p>RED</text:p>
          </table:table-cell>
          <table:table-cell office:value-type="string">
            <text:p>Pinot Nero Mason Bio</text:p>
          </table:table-cell>
          <table:table-cell office:value-type="string">
            <text:p>Manincor</text:p>
          </table:table-cell>
          <table:table-cell office:value-type="float" office:value="35.258766">
            <text:p>35.25876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 Pinot Nero Riserva Passion</text:p>
          </table:table-cell>
          <table:table-cell office:value-type="string">
            <text:p>St. Pauls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3">
            <text:p>2013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0gxsxs5vgzaaex6b7</text:p>
          </table:table-cell>
          <table:table-cell office:value-type="string">
            <text:p>RED</text:p>
          </table:table-cell>
          <table:table-cell office:value-type="string">
            <text:p>Passion Pinot Noir Riserva</text:p>
          </table:table-cell>
          <table:table-cell office:value-type="string">
            <text:p>Kellerei St. Pauls</text:p>
          </table:table-cell>
          <table:table-cell office:value-type="float" office:value="30.395563">
            <text:p>30.39556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 Merlot Riserva Passion</text:p>
          </table:table-cell>
          <table:table-cell office:value-type="string">
            <text:p>St. Pauls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1">
            <text:p>2011</text:p>
          </table:table-cell>
          <table:table-cell office:value-type="float" office:value="15000">
            <text:p>15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5htby98fz6mmyrx4v7</text:p>
          </table:table-cell>
          <table:table-cell office:value-type="string">
            <text:p>RED</text:p>
          </table:table-cell>
          <table:table-cell office:value-type="string">
            <text:p>Merlot Riserva Passion</text:p>
          </table:table-cell>
          <table:table-cell office:value-type="string">
            <text:p>Kellerei St. Pauls</text:p>
          </table:table-cell>
          <table:table-cell office:value-type="float" office:value="32.44852">
            <text:p>32.4485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 Bolgheri rosso </text:p>
          </table:table-cell>
          <table:table-cell office:value-type="string">
            <text:p>Dario di vair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15000">
            <text:p>15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md44tm7evpytg4qsbs</text:p>
          </table:table-cell>
          <table:table-cell office:value-type="string">
            <text:p>RED</text:p>
          </table:table-cell>
          <table:table-cell office:value-type="string">
            <text:p>Bolgheri Superiore</text:p>
          </table:table-cell>
          <table:table-cell office:value-type="string">
            <text:p>Dario di Vaira</text:p>
          </table:table-cell>
          <table:table-cell office:value-type="float" office:value="46.390434">
            <text:p>46.390434</text:p>
          </table:table-cell>
        </table:table-row>
      </table:table>
      <table:table table:name="Manual (DO NOT TOUCH)" table:style-name="ta1">
        <table:table-row>
          <table:table-cell office:value-type="string">
            <text:p>ok</text:p>
          </table:table-cell>
          <table:table-cell office:value-type="string">
            <text:p>matched_id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</table:table-row>
        <table:table-row>
          <table:table-cell table:formula="of:=IF(ISBLANK([.B2]); &quot;&quot;; 1)"/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 Athesis Brut Rose Millesimato 2018</text:p>
          </table:table-cell>
          <table:table-cell office:value-type="string">
            <text:p>Kettmai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9900">
            <text:p>99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3]); &quot;&quot;; 1)"/>
          <table:table-cell office:value-type="string"/>
          <table:table-cell office:value-type="string"/>
          <table:table-cell office:value-type="string"/>
          <table:table-cell office:value-type="string">
            <text:p>Riesling Kaiton</text:p>
          </table:table-cell>
          <table:table-cell office:value-type="string">
            <text:p>Kuen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4]); &quot;&quot;; 1)"/>
          <table:table-cell office:value-type="string"/>
          <table:table-cell office:value-type="string"/>
          <table:table-cell office:value-type="string"/>
          <table:table-cell office:value-type="string">
            <text:p> Kerner</text:p>
          </table:table-cell>
          <table:table-cell office:value-type="string">
            <text:p>Pacherhof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5]); &quot;&quot;; 1)"/>
          <table:table-cell office:value-type="string"/>
          <table:table-cell office:value-type="string"/>
          <table:table-cell office:value-type="string"/>
          <table:table-cell office:value-type="string">
            <text:p> Provence</text:p>
          </table:table-cell>
          <table:table-cell office:value-type="string">
            <text:p>Triennes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3200">
            <text:p>320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6]); &quot;&quot;; 1)"/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 Tignanello</text:p>
          </table:table-cell>
          <table:table-cell office:value-type="string">
            <text:p>Marches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20000">
            <text:p>20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7]); &quot;&quot;; 1)"/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 Tignanello</text:p>
          </table:table-cell>
          <table:table-cell office:value-type="string">
            <text:p>Marches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20000">
            <text:p>2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8]); &quot;&quot;; 1)"/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 Tignanello</text:p>
          </table:table-cell>
          <table:table-cell office:value-type="string">
            <text:p>Marches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6000">
            <text:p>160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